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abecera" style:family="table">
      <style:table-properties style:width="17cm" table:align="margins"/>
    </style:style>
    <style:style style:name="Cabecera.A" style:family="table-column">
      <style:table-column-properties style:column-width="9.26cm" style:rel-column-width="35701*"/>
    </style:style>
    <style:style style:name="Cabecera.B" style:family="table-column">
      <style:table-column-properties style:column-width="4.18cm" style:rel-column-width="16116*"/>
    </style:style>
    <style:style style:name="Cabecera.C" style:family="table-column">
      <style:table-column-properties style:column-width="3.558cm" style:rel-column-width="13718*"/>
    </style:style>
    <style:style style:name="Cabecera.A1" style:family="table-cell">
      <style:table-cell-properties fo:padding="0cm" fo:border="none"/>
    </style:style>
    <style:style style:name="Cabecera.2" style:family="table-row">
      <style:table-row-properties style:min-row-height="0.323cm"/>
    </style:style>
    <style:style style:name="Datos_5f_cliente" style:display-name="Datos_cliente" style:family="table">
      <style:table-properties style:width="16.962cm" table:align="right"/>
    </style:style>
    <style:style style:name="Datos_5f_cliente.A" style:display-name="Datos_cliente.A" style:family="table-column">
      <style:table-column-properties style:column-width="12.991cm"/>
    </style:style>
    <style:style style:name="Datos_5f_cliente.B" style:display-name="Datos_cliente.B" style:family="table-column">
      <style:table-column-properties style:column-width="3.971cm"/>
    </style:style>
    <style:style style:name="Datos_5f_cliente.A1" style:display-name="Datos_cliente.A1" style:family="table-cell">
      <style:table-cell-properties fo:padding="0.097cm" fo:border-left="0.05pt solid #e6e6e6" fo:border-right="0.05pt solid #e6e6e6" fo:border-top="0.05pt solid #e6e6e6" fo:border-bottom="none"/>
    </style:style>
    <style:style style:name="Datos_5f_cliente.A2" style:display-name="Datos_cliente.A2" style:family="table-cell">
      <style:table-cell-properties fo:padding="0.097cm" fo:border-left="0.05pt solid #e6e6e6" fo:border-right="none" fo:border-top="none" fo:border-bottom="none"/>
    </style:style>
    <style:style style:name="Datos_5f_cliente.B2" style:display-name="Datos_cliente.B2" style:family="table-cell">
      <style:table-cell-properties fo:padding="0.097cm" fo:border-left="none" fo:border-right="0.05pt solid #e6e6e6" fo:border-top="none" fo:border-bottom="none"/>
    </style:style>
    <style:style style:name="Datos_5f_cliente.A4" style:display-name="Datos_cliente.A4" style:family="table-cell">
      <style:table-cell-properties fo:padding="0.097cm" fo:border="none"/>
    </style:style>
    <style:style style:name="Datos_5f_cliente.5" style:display-name="Datos_cliente.5" style:family="table-row">
      <style:table-row-properties style:min-row-height="0.974cm"/>
    </style:style>
    <style:style style:name="Datos_5f_cliente.A5" style:display-name="Datos_cliente.A5" style:family="table-cell">
      <style:table-cell-properties style:vertical-align="middle" fo:padding="0.097cm" fo:border-left="none" fo:border-right="none" fo:border-top="2.05pt solid #000000" fo:border-bottom="none"/>
    </style:style>
    <style:style style:name="Table1" style:family="table">
      <style:table-properties style:width="16.962cm" table:align="righ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6.509cm"/>
    </style:style>
    <style:style style:name="Table1.C" style:family="table-column">
      <style:table-column-properties style:column-width="1.429cm"/>
    </style:style>
    <style:style style:name="Table1.D" style:family="table-column">
      <style:table-column-properties style:column-width="1.455cm"/>
    </style:style>
    <style:style style:name="Table1.E" style:family="table-column">
      <style:table-column-properties style:column-width="2.277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1.E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362cm"/>
    </style:style>
    <style:style style:name="Table2.B" style:family="table-column">
      <style:table-column-properties style:column-width="6.518cm"/>
    </style:style>
    <style:style style:name="Table2.C" style:family="table-column">
      <style:table-column-properties style:column-width="1.349cm"/>
    </style:style>
    <style:style style:name="Table2.D" style:family="table-column">
      <style:table-column-properties style:column-width="1.482cm"/>
    </style:style>
    <style:style style:name="Table2.E" style:family="table-column">
      <style:table-column-properties style:column-width="2.302cm"/>
    </style:style>
    <style:style style:name="Table2.A1" style:family="table-cell">
      <style:table-cell-properties fo:padding="0.097cm" fo:border-left="none" fo:border-right="none" fo:border-top="none" fo:border-bottom="0.55pt dotted #000000"/>
    </style:style>
    <style:style style:name="Table2.C1" style:family="table-cell">
      <style:table-cell-properties style:vertical-align="middle" fo:padding="0.097cm" fo:border-left="none" fo:border-right="none" fo:border-top="none" fo:border-bottom="0.55pt dotted #000000"/>
    </style:style>
    <style:style style:name="Pie" style:family="table">
      <style:table-properties style:width="17cm" table:align="margins"/>
    </style:style>
    <style:style style:name="Pie.A" style:family="table-column">
      <style:table-column-properties style:column-width="8.5cm" style:rel-column-width="32767*"/>
    </style:style>
    <style:style style:name="Pie.B" style:family="table-column">
      <style:table-column-properties style:column-width="8.5cm" style:rel-column-width="32768*"/>
    </style:style>
    <style:style style:name="Pie.A1" style:family="table-cell">
      <style:table-cell-properties fo:background-color="transparent" fo:padding="0cm" fo:border-left="none" fo:border-right="none" fo:border-top="2.05pt solid #000000" fo:border-bottom="none">
        <style:background-image/>
      </style:table-cell-properties>
    </style:style>
    <style:style style:name="Pie.A2" style:family="table-cell">
      <style:table-cell-properties fo:background-color="transparent" fo:padding="0cm" fo:border="none">
        <style:background-image/>
      </style:table-cell-properties>
    </style:style>
    <style:style style:name="Pie.A7" style:family="table-cell">
      <style:table-cell-properties fo:background-color="transparent" fo:padding="0cm" fo:border-left="none" fo:border-right="none" fo:border-top="none" fo:border-bottom="2.05pt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fo:font-size="8pt" fo:font-weight="bold" style:font-size-asian="7pt" style:font-weight-asian="bold" style:font-size-complex="8pt" style:font-weight-complex="bold"/>
    </style:style>
    <style:style style:name="P5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8pt" fo:language="es" fo:country="ES" style:font-size-asian="7pt" style:font-size-complex="8pt"/>
    </style:style>
    <style:style style:name="P11" style:family="paragraph" style:parent-style-name="Table_20_Contents" style:list-style-name="L1"/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era" table:style-name="Cabecera">
        <table:table-column table:style-name="Cabecera.A"/>
        <table:table-column table:style-name="Cabecera.B"/>
        <table:table-column table:style-name="Cabecera.C"/>
        <table:table-row>
          <table:table-cell table:style-name="Cabecera.A1" office:value-type="string">
            <text:p text:style-name="P9"><text:text-input text:description="&lt;o.company_id.name&gt;">Nombre_compañía</text:text-input></text:p>
          </table:table-cell>
          <table:table-cell table:style-name="Cabecera.A1" office:value-type="string">
            <text:p text:style-name="P1"/>
          </table:table-cell>
          <table:table-cell table:style-name="Cabecera.A1" office:value-type="string">
            <text:p text:style-name="Table_20_Contents"/>
          </table:table-cell>
        </table:table-row>
        <table:table-row table:style-name="Cabecera.2">
          <table:table-cell table:style-name="Cabecera.A1" office:value-type="string">
            <text:p text:style-name="P7"><text:text-input text:description="&lt;o.company_id.street&gt;">Dirección_compañía</text:text-input></text:p>
          </table:table-cell>
          <table:table-cell table:style-name="Cabecera.A1" office:value-type="string">
            <text:p text:style-name="P2"/>
          </table:table-cell>
          <table:table-cell table:style-name="Cabecera.A1" office:value-type="string">
            <text:p text:style-name="P2"/>
          </table:table-cell>
        </table:table-row>
        <table:table-row>
          <table:table-cell table:style-name="Cabecera.A1" office:value-type="string">
            <text:p text:style-name="P2">E-03827 <text:span text:style-name="T4"><text:text-input text:description="&lt;o.company_id.city&gt;">Población</text:text-input></text:span>, <text:span text:style-name="T4"><text:text-input text:description="&lt;o.company_id.state_id.name&gt;">Ciudad</text:text-input></text:span>, <text:span text:style-name="T4"><text:text-input text:description="&lt;o.company_id.country_id.name&gt;">País</text:text-input></text:span></text:p>
          </table:table-cell>
          <table:table-cell table:style-name="Cabecera.A1" office:value-type="string">
            <text:p text:style-name="P2"/>
          </table:table-cell>
          <table:table-cell table:style-name="Cabecera.A1" office:value-type="string">
            <text:p text:style-name="P2"/>
          </table:table-cell>
        </table:table-row>
        <table:table-row>
          <table:table-cell table:style-name="Cabecera.A1" office:value-type="string">
            <text:p text:style-name="P2">C.I.F. <text:span text:style-name="T4"><text:text-input text:description="&lt;o.company_id.vat&gt;">CIF_compañía</text:text-input></text:span></text:p>
          </table:table-cell>
          <table:table-cell table:style-name="Cabecera.A1" office:value-type="string">
            <text:p text:style-name="P2"/>
          </table:table-cell>
          <table:table-cell table:style-name="Cabecera.A1" office:value-type="string">
            <text:p text:style-name="P2"/>
          </table:table-cell>
        </table:table-row>
        <table:table-row>
          <table:table-cell table:style-name="Cabecera.A1" office:value-type="string">
            <text:p text:style-name="P2">Tel: <text:span text:style-name="T4"><text:text-input text:description="&lt;o.company_id.phone&gt;">Tel_compañía</text:text-input></text:span></text:p>
          </table:table-cell>
          <table:table-cell table:style-name="Cabecera.A1" office:value-type="string">
            <text:p text:style-name="Table_20_Contents"><text:a xlink:type="simple" xlink:href="mailto:logistica@brildor.com"><text:span text:style-name="T1"/></text:a></text:p>
          </table:table-cell>
          <table:table-cell table:style-name="Cabecera.A1" office:value-type="string">
            <text:p text:style-name="Table_20_Contents"><text:a xlink:type="simple" xlink:href="mailto:info@brildor.com"><text:span text:style-name="T1"/></text:a></text:p>
          </table:table-cell>
        </table:table-row>
        <table:table-row>
          <table:table-cell table:style-name="Cabecera.A1" office:value-type="string">
            <text:p text:style-name="P2">Fax: <text:span text:style-name="T4"><text:text-input text:description="&lt;o.company_id.fax&gt;">FAX_compañía</text:text-input></text:span></text:p>
          </table:table-cell>
          <table:table-cell table:style-name="Cabecera.A1" office:value-type="string">
            <text:p text:style-name="P2"/>
          </table:table-cell>
          <table:table-cell table:style-name="Cabecera.A1" office:value-type="string">
            <text:p text:style-name="P2"/>
          </table:table-cell>
        </table:table-row>
      </table:table>
      <text:p text:style-name="P7"><text:text-input text:description="&lt;o.company_id.email&gt;">Email</text:text-input></text:p>
      <table:table table:name="Datos_cliente" table:style-name="Datos_5f_cliente">
        <table:table-column table:style-name="Datos_5f_cliente.A"/>
        <table:table-column table:style-name="Datos_5f_cliente.B"/>
        <table:table-row>
          <table:table-cell table:style-name="Datos_5f_cliente.A1" table:number-columns-spanned="2" office:value-type="string">
            <text:p text:style-name="Table_20_Contents"><text:span text:style-name="T4"><text:text-input text:description="&lt;o.partner_id.ref&gt;">Cod.cliente</text:text-input></text:span> <text:span text:style-name="T4"><text:text-input text:description="&lt;o.partner_id.name&gt;">Nombre_prov</text:text-input></text:span></text:p>
          </table:table-cell>
          <table:covered-table-cell/>
        </table:table-row>
        <table:table-row>
          <table:table-cell table:style-name="Datos_5f_cliente.A2" office:value-type="string">
            <text:p text:style-name="P7"><text:text-input text:description="&lt;o.partner_address_id.street&gt;">dirección_cliente</text:text-input></text:p>
          </table:table-cell>
          <table:table-cell table:style-name="Datos_5f_cliente.B2" office:value-type="string">
            <text:p text:style-name="Table_20_Contents"><text:span text:style-name="T2">Tel.</text:span> <text:span text:style-name="T4"><text:text-input text:description="&lt;o.partner_address_id.phone&gt;">Número tel</text:text-input></text:span></text:p>
          </table:table-cell>
        </table:table-row>
        <table:table-row>
          <table:table-cell table:style-name="Datos_5f_cliente.A2" office:value-type="string">
            <text:p text:style-name="Table_20_Contents"><text:span text:style-name="T4"><text:text-input text:description="&lt;o.partner_address_id.zip&gt;">C.P_cliente</text:text-input></text:span> <text:span text:style-name="T4"><text:text-input text:description="&lt;o.partner_address_id.city&gt;">población_cliente</text:text-input></text:span> <text:s text:c="53"/><text:span text:style-name="T4"><text:text-input text:description="&lt;o.partner_address_id.state_id.name&gt;">provincia_cliente</text:text-input></text:span></text:p>
          </table:table-cell>
          <table:table-cell table:style-name="Datos_5f_cliente.B2" office:value-type="string">
            <text:p text:style-name="Table_20_Contents"><text:span text:style-name="T2">Fax. </text:span><text:span text:style-name="T5"><text:text-input text:description="&lt;o.partner_address_id.fax&gt;">Número fax</text:text-input></text:span></text:p>
          </table:table-cell>
        </table:table-row>
        <table:table-row>
          <table:table-cell table:style-name="Datos_5f_cliente.A4" table:number-columns-spanned="2" office:value-type="string">
            <text:p text:style-name="Table_20_Contents"><text:span text:style-name="T4"><text:text-input text:description="&lt;o.partner_address_id.email&gt;">email_cliente</text:text-input></text:span> <text:s text:c="57"/><text:span text:style-name="T2">Atcn.</text:span></text:p>
          </table:table-cell>
          <table:covered-table-cell/>
        </table:table-row>
        <table:table-row table:style-name="Datos_5f_cliente.5">
          <table:table-cell table:style-name="Datos_5f_cliente.A5" table:number-columns-spanned="2" office:value-type="string">
            <text:p text:style-name="Table_20_Contents"><text:span text:style-name="T2">Fecha Pedido</text:span> <text:s text:c="7"/><text:span text:style-name="T4"><text:text-input text:description="&lt;time.strftime('%d/%m/%Y', time.strptime(o.date_order, '%Y-%m-%d'))&gt;">Fecha_pedido</text:text-input></text:span> <text:s text:c="51"/><text:span text:style-name="T2">Número Pedido</text:span> <text:s text:c="7"/><text:span text:style-name="T4"><text:text-input text:description="&lt;o.name&gt;">Número_pedido</text:text-input></text:span></text:p>
          </table:table-cell>
          <table:covered-table-cell/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Referencia</text:p>
          </table:table-cell>
          <table:table-cell table:style-name="Table1.B1" office:value-type="string">
            <text:p text:style-name="P4">Referencia Proveedor</text:p>
          </table:table-cell>
          <table:table-cell table:style-name="Table1.B1" office:value-type="string">
            <text:p text:style-name="P5">Cantidad</text:p>
          </table:table-cell>
          <table:table-cell table:style-name="Table1.B1" office:value-type="string">
            <text:p text:style-name="P5">Ud.</text:p>
          </table:table-cell>
          <table:table-cell table:style-name="Table1.E1" office:value-type="string">
            <text:p text:style-name="P5">F. Entrega</text:p>
          </table:table-cell>
        </table:table-row>
        <table:table-row table:style-name="Table1.1">
          <table:table-cell table:style-name="Table1.A2" office:value-type="string">
            <text:p text:style-name="P6">Descripción</text:p>
          </table:table-cell>
          <table:table-cell table:style-name="Table1.B2" office:value-type="string">
            <text:p text:style-name="P6">Descripción Proveedor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</table:table>
      <text:p text:style-name="P10"><text:text-input text:description="&lt;for each=&quot;def_purchase_line in o.order_line&quot;&gt;">begin for</text:text-input><text:text-input text:description="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<text:text-input text:description="&lt;def_purchase_line.product_id.default_code&gt;">Referencia</text:text-input></text:p>
            <text:p text:style-name="P8"><text:text-input text:description="&lt;def_purchase_line.product_id.name&gt;">Descripción</text:text-input></text:p>
          </table:table-cell>
          <table:table-cell table:style-name="Table2.A1" office:value-type="string">
            <text:p text:style-name="P8"><text:text-input text:description="&lt;def_purchase_line.product_id.seller_ids[0].product_code&gt;">Ref. Proveedor</text:text-input></text:p>
            <text:p text:style-name="P8"><text:text-input text:description="&lt;def_purchase_line.product_id.seller_ids[0].product_name&gt;">Descripción_Proveedor</text:text-input></text:p>
          </table:table-cell>
          <table:table-cell table:style-name="Table2.C1" office:value-type="string">
            <text:p text:style-name="P8"><text:text-input text:description="&lt;def_purchase_line.product_qty&gt;">Cant</text:text-input></text:p>
          </table:table-cell>
          <table:table-cell table:style-name="Table2.C1" office:value-type="string">
            <text:p text:style-name="P7"><text:text-input text:description="&lt;def_purchase_line.product_uom.name&gt;">UdM</text:text-input></text:p>
          </table:table-cell>
          <table:table-cell table:style-name="Table2.C1" office:value-type="string">
            <text:p text:style-name="P7"><text:text-input text:description="&lt;time.strftime('%d/%m/%Y', time.strptime(def_purchase_line.date_planned, '%Y-%m-%d'))&gt;">Fecha</text:text-input></text:p>
          </table:table-cell>
        </table:table-row>
      </table:table>
      <text:p text:style-name="Standard"><text:text-input text:description="&lt;/for&gt;">End for</text:text-inpu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Pie" table:style-name="Pie">
        <table:table-column table:style-name="Pie.A"/>
        <table:table-column table:style-name="Pie.B"/>
        <table:table-row>
          <table:table-cell table:style-name="Pie.A1" office:value-type="string">
            <text:p text:style-name="Table_20_Contents">Observaciones:</text:p>
          </table:table-cell>
          <table:table-cell table:style-name="Pie.A1" office:value-type="string">
            <text:p text:style-name="Table_20_Contents"/>
          </table:table-cell>
        </table:table-row>
        <table:table-row>
          <table:table-cell table:style-name="Pie.A2" table:number-columns-spanned="2" office:value-type="string">
            <text:list xml:id="list7154957541" text:style-name="L1">
              <text:list-item>
                <text:p text:style-name="P11">Por favor, indica nuestro nº de pedido y proveedor en albaranes de entrega.</text:p>
              </text:list-item>
            </text:list>
          </table:table-cell>
          <table:covered-table-cell/>
        </table:table-row>
        <table:table-row>
          <table:table-cell table:style-name="Pie.A2" table:number-columns-spanned="2" office:value-type="string">
            <text:list xml:id="list1239550543" text:continue-numbering="true" text:style-name="L1">
              <text:list-item>
                <text:p text:style-name="P11">En caso de tener que modificar alguna cantidad, concepto o plazo de entrega, avísanos </text:p>
              </text:list-item>
            </text:list>
          </table:table-cell>
          <table:covered-table-cell/>
        </table:table-row>
        <table:table-row>
          <table:table-cell table:style-name="Pie.A2" table:number-columns-spanned="2" office:value-type="string">
            <text:p text:style-name="Table_20_Contents"><text:s text:c="12"/><text:span text:style-name="T3">contestando al remitente de este mail</text:span> y te enviaremos una nueva propuesta.</text:p>
          </table:table-cell>
          <table:covered-table-cell/>
        </table:table-row>
        <table:table-row>
          <table:table-cell table:style-name="Pie.A2" table:number-columns-spanned="2" office:value-type="string">
            <text:list xml:id="list381913041" text:continue-numbering="true" text:style-name="L1">
              <text:list-item>
                <text:p text:style-name="P11">Te agradeceríamos que dejases constancia de que has recibido correctamente este pedido.</text:p>
              </text:list-item>
            </text:list>
          </table:table-cell>
          <table:covered-table-cell/>
        </table:table-row>
        <table:table-row>
          <table:table-cell table:style-name="Pie.A2" table:number-columns-spanned="2" office:value-type="string">
            <text:p text:style-name="Table_20_Contents"><text:s text:c="12"/>Para ello, es suficiente con validar el acuse de recibo o responder "recibido".</text:p>
          </table:table-cell>
          <table:covered-table-cell/>
        </table:table-row>
        <table:table-row>
          <table:table-cell table:style-name="Pie.A7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3M33S</meta:editing-duration>
    <meta:editing-cycles>34</meta:editing-cycles>
    <meta:generator>LibreOffice/3.5$Linux_x86 LibreOffice_project/350m1$Build-2</meta:generator>
    <dc:date>2013-05-08T12:06:31</dc:date>
    <dc:creator>alfredo </dc:creator>
    <meta:document-statistic meta:table-count="5" meta:image-count="0" meta:object-count="0" meta:page-count="1" meta:paragraph-count="36" meta:word-count="123" meta:character-count="1096" meta:non-whitespace-character-count="811"/>
    <meta:user-defined meta:name="Info 1"/>
    <meta:user-defined meta:name="Info 2"/>
    <meta:user-defined meta:name="Info 3"/>
    <meta:user-defined meta:name="Info 4"/>
  </office:meta>
</office:document-meta>
</file>